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5.56mm"/>
    </style:style>
    <style:style style:name="co2" style:family="table-column">
      <style:table-column-properties fo:break-before="auto" style:column-width="5.4mm"/>
    </style:style>
    <style:style style:name="co3" style:family="table-column">
      <style:table-column-properties fo:break-before="auto" style:column-width="14.25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59.99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14.09mm"/>
    </style:style>
    <style:style style:name="co9" style:family="table-column">
      <style:table-column-properties fo:break-before="auto" style:column-width="96.3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4.51mm"/>
    </style:style>
    <style:style style:name="co12" style:family="table-column">
      <style:table-column-properties fo:break-before="auto" style:column-width="105.41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6.7mm" fo:break-before="auto" style:use-optimal-row-height="true"/>
    </style:style>
    <style:style style:name="ro4" style:family="table-row">
      <style:table-row-properties style:row-height="6.07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31.22mm" fo:break-before="auto" style:use-optimal-row-height="true"/>
    </style:style>
    <style:style style:name="ro7" style:family="table-row">
      <style:table-row-properties style:row-height="28.82mm" fo:break-before="auto" style:use-optimal-row-height="true"/>
    </style:style>
    <style:style style:name="ro8" style:family="table-row">
      <style:table-row-properties style:row-height="7.43mm" fo:break-before="auto" style:use-optimal-row-height="true"/>
    </style:style>
    <style:style style:name="ro9" style:family="table-row">
      <style:table-row-properties style:row-height="7.2mm" fo:break-before="auto" style:use-optimal-row-height="true"/>
    </style:style>
    <style:style style:name="ro10" style:family="table-row">
      <style:table-row-properties style:row-height="17.44mm" fo:break-before="auto" style:use-optimal-row-height="true"/>
    </style:style>
    <style:style style:name="ro11" style:family="table-row">
      <style:table-row-properties style:row-height="11.75mm" fo:break-before="auto" style:use-optimal-row-height="true"/>
    </style:style>
    <style:style style:name="ro12" style:family="table-row">
      <style:table-row-properties style:row-height="12.82mm" fo:break-before="auto" style:use-optimal-row-height="true"/>
    </style:style>
    <style:style style:name="ro13" style:family="table-row">
      <style:table-row-properties style:row-height="14.59mm" fo:break-before="auto" style:use-optimal-row-height="true"/>
    </style:style>
    <style:style style:name="ro14" style:family="table-row">
      <style:table-row-properties style:row-height="10.62mm" fo:break-before="auto" style:use-optimal-row-height="true"/>
    </style:style>
    <style:style style:name="ro15" style:family="table-row">
      <style:table-row-properties style:row-height="20.28mm" fo:break-before="auto" style:use-optimal-row-height="true"/>
    </style:style>
    <style:style style:name="ro16" style:family="table-row">
      <style:table-row-properties style:row-height="15.89mm" fo:break-before="auto" style:use-optimal-row-height="true"/>
    </style:style>
    <style:style style:name="ro17" style:family="table-row">
      <style:table-row-properties style:row-height="9.77mm" fo:break-before="auto" style:use-optimal-row-height="true"/>
    </style:style>
    <style:style style:name="ro18" style:family="table-row">
      <style:table-row-properties style:row-height="9.19mm" fo:break-before="auto" style:use-optimal-row-height="true"/>
    </style:style>
    <style:style style:name="ro19" style:family="table-row">
      <style:table-row-properties style:row-height="24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 style:data-style-name="N111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11">
      <style:table-cell-properties fo:background-color="transparent" fo:wrap-option="wrap"/>
    </style:style>
    <style:style style:name="ce6" style:family="table-cell" style:parent-style-name="Default" style:data-style-name="N111">
      <style:table-cell-properties style:text-align-source="fix" style:repeat-content="false" fo:background-color="transparent" fo:wrap-option="wrap"/>
      <style:paragraph-properties fo:text-align="end" fo:margin-left="0mm"/>
    </style:style>
    <style:style style:name="ce7" style:family="table-cell" style:parent-style-name="Default" style:data-style-name="N111">
      <style:table-cell-properties fo:background-color="transparent" fo:wrap-option="wrap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cell-protect="none" style:print-content="true"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size-asian="7pt" style:font-size-complex="7pt"/>
    </style:style>
    <style:style style:name="ce15" style:family="table-cell" style:parent-style-name="Default">
      <style:table-cell-properties style:cell-protect="none" style:print-content="true" fo:background-color="transparent" fo:wrap-option="wrap" fo:padding-bottom="0.35mm" fo:padding-left="5.34mm" fo:padding-right="5.34mm" fo:padding-top="0.35mm" style:vertical-align="top"/>
      <style:text-properties style:use-window-font-color="true" style:font-name="Liberation Mono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use-window-font-color="true" style:font-name="Liberation Mono" fo:font-size="7pt" style:font-size-asian="7pt" style:font-size-complex="7pt"/>
    </style:style>
    <style:style style:name="ce18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automatic"/>
      <style:paragraph-properties fo:text-align="end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end" fo:margin-left="0mm"/>
      <style:text-properties style:font-name="Liberation Mono"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 fo:font-size="8pt" style:font-size-asian="8pt" style:font-size-complex="8pt"/>
    </style:style>
    <style:style style:name="ce24" style:family="table-cell" style:parent-style-name="Default" style:data-style-name="N111">
      <style:table-cell-properties style:text-align-source="fix" style:repeat-content="false" fo:background-color="transparent" fo:wrap-option="wrap"/>
      <style:paragraph-properties fo:text-align="end" fo:margin-left="0mm"/>
      <style:text-properties fo:color="#cccccc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cccc"/>
    </style:style>
    <style:style style:name="ce26" style:family="table-cell" style:parent-style-name="Default">
      <style:table-cell-properties fo:background-color="transparent"/>
      <style:text-properties fo:color="#cccccc"/>
    </style:style>
    <style:style style:name="ce27" style:family="table-cell" style:parent-style-name="Default">
      <style:table-cell-properties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Mono" fo:font-size="7pt" style:font-size-asian="7pt" style:font-size-complex="7pt"/>
    </style:style>
    <style:style style:name="ce29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Mono" fo:font-size="7pt" style:font-name-asian="Liberation Sans1" style:font-size-asian="7pt" style:font-name-complex="Liberation Sans1" style:font-size-complex="7pt"/>
    </style:style>
    <style:style style:name="ce30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Sans" fo:font-size="7pt" style:font-size-asian="7pt" style:font-size-complex="7pt"/>
    </style:style>
    <style:style style:name="ce31" style:family="table-cell" style:parent-style-name="Default">
      <style:text-properties fo:color="#cccccc"/>
    </style:style>
    <style:style style:name="ce32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automatic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cccccc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Mono" style:font-name-asian="Liberation Sans" style:font-name-complex="Liberation Sans"/>
    </style:style>
  </office:automatic-styles>
  <office:body>
    <office:spreadsheet>
      <table:table table:name="Nalezené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9"/>
        <table:table-column table:style-name="co5" table:default-cell-style-name="ce10"/>
        <table:table-column table:style-name="co6" table:default-cell-style-name="ce14"/>
        <table:table-column table:style-name="co6" table:default-cell-style-name="ce17"/>
        <table:table-column table:style-name="co7" table:default-cell-style-name="ce20"/>
        <table:table-column table:style-name="co8" table:default-cell-style-name="ce20"/>
        <table:table-column table:style-name="co9" table:default-cell-style-name="ce21"/>
        <table:table-column table:style-name="co10" table:number-columns-repeated="1013" table:default-cell-style-name="ce9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8" office:value-type="string" calcext:value-type="string">
            <text:p>Četnost</text:p>
          </table:table-cell>
          <table:table-cell table:style-name="ce8" office:value-type="string" calcext:value-type="string">
            <text:p>Délka</text:p>
          </table:table-cell>
          <table:table-cell table:style-name="ce13" office:value-type="string" calcext:value-type="string">
            <text:p>Původní</text:p>
          </table:table-cell>
          <table:table-cell table:style-name="ce16" office:value-type="string" calcext:value-type="string">
            <text:p>Optimální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8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 .; CONST.; IF[^ ]* LABEL(0);</text:p>
          </table:table-cell>
          <table:table-cell table:number-columns-repeated="3"/>
          <table:table-cell office:value-type="string" calcext:value-type="string">
            <text:p>Podmíněné skoky s kontantními hodnottamu <text:s/>nenalezené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 null; IFNULL LABEL(0);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 null; STORE VAR(0); LOAD VAR(0); IFNULL LABEL(0);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BEL(0); GOTO LABEL(0); <text:s/></text:p>
          </table:table-cell>
          <table:table-cell table:number-columns-repeated="3"/>
          <table:table-cell office:value-type="string" calcext:value-type="string">
            <text:p>Nekonečná smyčka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0.0);</text:p>
          </table:table-cell>
          <table:table-cell office:value-type="string" calcext:value-type="string">
            <text:p>DCONST_0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0);</text:p>
          </table:table-cell>
          <table:table-cell office:value-type="string" calcext:value-type="string">
            <text:p>FCONST_0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0);</text:p>
          </table:table-cell>
          <table:table-cell office:value-type="string" calcext:value-type="string">
            <text:p>LCONST_0;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6" office:value-type="float" office:value="0" calcext:value-type="float">
            <text:p>0,00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LOAD VAR(0); LOAD VAR(1); LOAD VAR(2); LOAD VAR(0); LOAD VAR(1);</text:p>
          </table:table-cell>
          <table:table-cell table:style-name="ce18" office:value-type="string" calcext:value-type="string">
            <text:p>LOAD VAR(2); LOAD VAR(0); LOAD VAR(1); DUP2_X1;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Podmínka: VAR(0), VAR(1),VAR(2) jsou typu o délce 1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6" office:value-type="float" office:value="0" calcext:value-type="float">
            <text:p>0,00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LOAD VAR(0); LOAD VAR(1); LOAD VAR(2); LOAD VAR(0); LOAD VAR(1);</text:p>
          </table:table-cell>
          <table:table-cell table:style-name="ce18" office:value-type="string" calcext:value-type="string">
            <text:p>LOAD VAR(2); LOAD VAR(0); LOAD VAR(1); DUP2_X1;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Podmínka: VAR(0), VAR(1) <text:s/>jsou <text:s/>typu o délce 2, <text:s/>VAR(2) <text:s/>je <text:s/>typu o délce 1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6" office:value-type="float" office:value="0" calcext:value-type="float">
            <text:p>0,00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LOAD VAR(0); LOAD VAR(1); LOAD VAR(2); LOAD VAR(3); LOAD VAR(0); LOAD VAR(1);</text:p>
          </table:table-cell>
          <table:table-cell table:style-name="ce18" office:value-type="string" calcext:value-type="string">
            <text:p>LOAD VAR(2); LOAD VAR(3); LOAD VAR(0); LOAD VAR(1); DUP2_X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Podmínka: VAR(0), VAR(1),VAR(2), VAR(3) jsou typu o délce 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ANEWARRAY I(1)</text:p>
          </table:table-cell>
          <table:table-cell table:number-columns-repeated="3"/>
          <table:table-cell office:value-type="string" calcext:value-type="string">
            <text:p>Takové pole se nevytváří.</text:p>
          </table:table-cell>
          <table:table-cell table:number-columns-repeated="10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 S(", "); INVOKE OBJECT(java/lang/StringBuilder) METHOD(append,(Ljava/lang/String;)Ljava/lang/StringBuilder;); CONST S("column: "); INVOKE OBJECT(java/lang/StringBuilder) METHOD(append,(Ljava/lang/String;)Ljava/lang/StringBuilder;);</text:p>
          </table:table-cell>
          <table:table-cell table:style-name="ce18" office:value-type="string" calcext:value-type="string">
            <text:p>CONST S(", column: "); INVOKE OBJECT(java/lang/StringBuilder) METHOD(append,(Ljava/lang/String;)Ljava/lang/StringBuilder;)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.5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3.0);</text:p>
          </table:table-cell>
          <table:table-cell office:value-type="string" calcext:value-type="string">
            <text:p>ICONST_3; i2f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(0); LOAD VAR(0); IFEQ LABEL(0);</text:p>
          </table:table-cell>
          <table:table-cell office:value-type="string" calcext:value-type="string">
            <text:p>GOTO LABEL(0);</text:p>
          </table:table-cell>
          <table:table-cell table:number-columns-repeated="101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0); BIPUSH I(0); IADD; ISTORE VAR(0);</text:p>
          </table:table-cell>
          <table:table-cell table:style-name="ce18" office:value-type="string" calcext:value-type="string">
            <text:p>INC VAR(0) I(0)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er je dostatečně malý.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8); ICONST I(1); IADD; ISTORE VAR(8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000.0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Infinity);</text:p>
          </table:table-cell>
          <table:table-cell office:value-type="string" calcext:value-type="string">
            <text:p>FCONST_1; FCONST_0; FDIV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2" calcext:value-type="float">
            <text:p>0,0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AD VAR; LOAD VAR; IF_CMPNE LABEL(0); GOTO LABEL(0); LABEL(1);</text:p>
          </table:table-cell>
          <table:table-cell office:value-type="string" calcext:value-type="string">
            <text:p>GOTO LABEL(0); LABEL(1);</text:p>
          </table:table-cell>
          <table:table-cell table:number-columns-repeated="2"/>
          <table:table-cell office:value-type="string" calcext:value-type="string">
            <text:p>Zbytečná sekvence instrukcí.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(0); LOAD VAR(0); IFNE LABEL(0);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2" calcext:value-type="float">
            <text:p>0,0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NOP;</text:p>
          </table:table-cell>
          <table:table-cell office:value-type="string" calcext:value-type="string">
            <text:p>RETURN;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 S(":"); INVOKE OBJECT(java/lang/StringBuilder) METHOD(append,(Ljava/lang/String;)Ljava/lang/StringBuilder;); CONST S("BrokerName="); INVOKE OBJECT(java/lang/StringBuilder) METHOD(append,(Ljava/lang/String;)Ljava/lang/StringBuilder;);</text:p>
          </table:table-cell>
          <table:table-cell table:style-name="ce18" office:value-type="string" calcext:value-type="string">
            <text:p>CONST S(":BrokerName="); INVOKE OBJECT(java/lang/StringBuilder) METHOD(append,(Ljava/lang/String;)Ljava/lang/StringBuilder;)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říklady se špatně hledají.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10); ICONST I(1); IADD; ISTORE VAR(10);</text:p>
          </table:table-cell>
          <table:table-cell table:number-columns-repeated="3"/>
          <table:table-cell office:value-type="string" calcext:value-type="string">
            <text:p>Inkrementace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6); ICONST I(1); IADD; ISTORE VAR(6);</text:p>
          </table:table-cell>
          <table:table-cell table:number-columns-repeated="3"/>
          <table:table-cell office:value-type="string" calcext:value-type="string">
            <text:p>Inktementace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-Infinity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NaN);</text:p>
          </table:table-cell>
          <table:table-cell office:value-type="string" calcext:value-type="string">
            <text:p>FCONST_0; DUP; FDIV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ž se nevyplatí</text:p>
          </table:table-cell>
          <table:table-cell table:number-columns-repeated="1013"/>
        </table:table-row>
        <table:table-row table:style-name="ro8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4" calcext:value-type="float">
            <text:p>0,00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TO LABEL(0); GOTO LABEL(1);</text:p>
          </table:table-cell>
          <table:table-cell office:value-type="string" calcext:value-type="string">
            <text:p>GOTO LABEL(0);</text:p>
          </table:table-cell>
          <table:table-cell table:number-columns-repeated="2"/>
          <table:table-cell office:value-type="string" calcext:value-type="string">
            <text:p>Druhý skok se nikdy neprovede. Eliminating Unreadable Code <text:s/>= všechny instrukce mezi nepodmíněným skokem a prvním labelem lze smazat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4" calcext:value-type="float">
            <text:p>0,00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3); ICONST I(1); IADD; ISTORE VAR(3);</text:p>
          </table:table-cell>
          <table:table-cell table:number-columns-repeated="3"/>
          <table:table-cell office:value-type="string" calcext:value-type="string">
            <text:p>Inkrementace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4" calcext:value-type="float">
            <text:p>0,00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7); ICONST I(1); IADD; ISTORE VAR(7);</text:p>
          </table:table-cell>
          <table:table-cell table:number-columns-repeated="3"/>
          <table:table-cell office:value-type="string" calcext:value-type="string">
            <text:p>Inkrementace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4" calcext:value-type="float">
            <text:p>0,00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9); ICONST I(1); IADD; ISTORE VAR(9);</text:p>
          </table:table-cell>
          <table:table-cell table:number-columns-repeated="3"/>
          <table:table-cell office:value-type="string" calcext:value-type="string">
            <text:p>Inkrementac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I(0); SHR;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5" calcext:value-type="float">
            <text:p>0,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FIELD OBJECT FIELD; POP;</text:p>
          </table:table-cell>
          <table:table-cell office:value-type="string" calcext:value-type="string">
            <text:p>POP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řípadně se následně odstraní parametr odstraněné instrukce.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2); ICONST I(1); IADD; ISTORE VAR(2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-1.0);</text:p>
          </table:table-cell>
          <table:table-cell office:value-type="string" calcext:value-type="string">
            <text:p>ICONST_m1; i2f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5);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STORE VAR(1); LOAD VAR(1); STORE VAR(2);</text:p>
          </table:table-cell>
          <table:table-cell table:style-name="ce18" office:value-type="string" calcext:value-type="string">
            <text:p>LOAD VAR(0); DUP; STORE VAR(1); STORE VAR(2);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Default" office:value-type="float" office:value="0.00006" calcext:value-type="float">
            <text:p>0,0000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ONST I(0); SHL;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6" calcext:value-type="float">
            <text:p>0,00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5); ICONST I(1); IADD; ISTORE VAR(5);</text:p>
          </table:table-cell>
          <table:table-cell table:number-columns-repeated="3"/>
          <table:table-cell office:value-type="string" calcext:value-type="string">
            <text:p>Konkrétná případy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8" calcext:value-type="float">
            <text:p>0,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LE LABEL(0); GOTO LABEL(1);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8" calcext:value-type="float">
            <text:p>0,00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4); ICONST I(1); IADD; ISTORE VAR(4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8" calcext:value-type="float">
            <text:p>0,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00.0);</text:p>
          </table:table-cell>
          <table:table-cell office:value-type="string" calcext:value-type="string">
            <text:p>BIPUSH I(100); i2f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ž se nevyplatí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9" calcext:value-type="float">
            <text:p>0,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PUSH I(-1);</text:p>
          </table:table-cell>
          <table:table-cell office:value-type="string" calcext:value-type="string">
            <text:p>ICONST_m1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9" calcext:value-type="float">
            <text:p>0,0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0); LABEL(0); IFNE LABEL(1);</text:p>
          </table:table-cell>
          <table:table-cell table:number-columns-repeated="3"/>
          <table:table-cell office:value-type="string" calcext:value-type="string">
            <text:p>Nevyplatí se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9" calcext:value-type="float">
            <text:p>0,00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LT LABEL(0); GOTO LABEL(1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" calcext:value-type="float">
            <text:p>0,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048576.0);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" calcext:value-type="float">
            <text:p>0,00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; NEW OBJECT; DUP_X1; SWAP;</text:p>
          </table:table-cell>
          <table:table-cell office:value-type="string" calcext:value-type="string">
            <text:p>NEW OBJECT; DUP; LOAD VAR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1" calcext:value-type="float">
            <text:p>0,00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TO LABEL(0); LABEL(0); RETURN;</text:p>
          </table:table-cell>
          <table:table-cell office:value-type="string" calcext:value-type="string">
            <text:p>LABEL(0); RETURN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podmíněný skok na return, který nic nevrací, lze nahradit přímo instrukcí return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1" calcext:value-type="float">
            <text:p>0,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GE LABEL(0); GOTO LABEL(1);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1" calcext:value-type="float">
            <text:p>0,00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GT LABEL(0); GOTO LABEL(1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1" calcext:value-type="float">
            <text:p>0,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3);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2" calcext:value-type="float">
            <text:p>0,00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GT LABEL(0); GOTO LABEL(1);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3" calcext:value-type="float">
            <text:p>0,00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CONST I;</text:p>
          </table:table-cell>
          <table:table-cell office:value-type="string" calcext:value-type="string">
            <text:p>RETURN;</text:p>
          </table:table-cell>
          <table:table-cell table:number-columns-repeated="101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4" calcext:value-type="float">
            <text:p>0,00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(0); GOTO LABEL(1); LABEL(2); GOTO LABEL(3); LABEL(1);</text:p>
          </table:table-cell>
          <table:table-cell table:style-name="ce18" office:value-type="string" calcext:value-type="string">
            <text:p>LABEL(2); GOTO LABEL(3); LABEL(0)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4" calcext:value-type="float">
            <text:p>0,00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Infinity);</text:p>
          </table:table-cell>
          <table:table-cell office:value-type="string" calcext:value-type="string">
            <text:p>LDC F(-Infinity); f2d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 kratší konstanta v tabulce konstant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4" calcext:value-type="float">
            <text:p>0,00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PAR; NEW OBJECT; DUP_X1; SWAP;</text:p>
          </table:table-cell>
          <table:table-cell office:value-type="string" calcext:value-type="string">
            <text:p>NEW OBJECT; DUP; LOAD PAR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4" calcext:value-type="float">
            <text:p>0,00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2; RETURN;</text:p>
          </table:table-cell>
          <table:table-cell office:value-type="string" calcext:value-type="string">
            <text:p>RETURN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urn nic nevrací, na obsahu zásobníku při návratu z metody nezáleží, proto je pop zbytečné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5" calcext:value-type="float">
            <text:p>0,00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75);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6" calcext:value-type="float">
            <text:p>0,000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LE LABEL(0); GOTO LABEL(1);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16" calcext:value-type="float">
            <text:p>0,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LOAD VAR(1); LOAD VAR(2); LOAD VAR(0);</text:p>
          </table:table-cell>
          <table:table-cell table:style-name="ce18" office:value-type="string" calcext:value-type="string">
            <text:p>LOAD VAR(1); LOAD VAR(2); LOAD VAR(0); DUP_X2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mínka: VAR(0), VAR(1),VAR(2) jsou typu o délce 1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16" calcext:value-type="float">
            <text:p>0,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LOAD VAR(1); LOAD VAR(2); LOAD VAR(0);</text:p>
          </table:table-cell>
          <table:table-cell table:style-name="ce18" office:value-type="string" calcext:value-type="string">
            <text:p>LOAD VAR(1); LOAD VAR(2); LOAD VAR(0); DUP2_X2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mínka: VAR(0) je typu o délce 2, VAR(1), VAR(2) <text:s/>jsou <text:s/>typu o délce 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7" calcext:value-type="float">
            <text:p>0,00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3);</text:p>
          </table:table-cell>
          <table:table-cell office:value-type="string" calcext:value-type="string">
            <text:p>ICONST_3; i2l;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7" calcext:value-type="float">
            <text:p>0,00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PAR; POP;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9" calcext:value-type="float">
            <text:p>0,0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OOKUPSWITCH LABEL(0); 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okup: 9+3?+8*npairs = 9+3?</text:p>
          </table:table-cell>
          <table:table-cell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" calcext:value-type="float">
            <text:p>0,0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(0); CONST S(""); LABEL(1); INVOKE OBJECT(java/lang/StringBuilder) METHOD(append,(Ljava/lang/String;)Ljava/lang/StringBuilder;);</text:p>
          </table:table-cell>
          <table:table-cell table:style-name="ce18" office:value-type="string" calcext:value-type="string">
            <text:p>LABEL(1); INVOKE OBJECT(java/lang/StringBuilder) METHOD(append,(Ljava/lang/String;)Ljava/lang/StringBuilder;); LABEL(0)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ísto skoku na prázdný řetězec, skoč za instrukci s konkatenací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1" calcext:value-type="float">
            <text:p>0,00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Infinity);</text:p>
          </table:table-cell>
          <table:table-cell office:value-type="string" calcext:value-type="string">
            <text:p>LDC F(Infinity); f2d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 kratší konstanta v tabulce konstant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1" calcext:value-type="float">
            <text:p>0,00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7);</text:p>
          </table:table-cell>
          <table:table-cell office:value-type="string" calcext:value-type="string">
            <text:p>BIPUSH I(7); i2l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2" calcext:value-type="float">
            <text:p>0,0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6.0);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23" calcext:value-type="float">
            <text:p>0,000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GE LABEL(0); GOTO LABEL(1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4" calcext:value-type="float">
            <text:p>0,00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127);</text:p>
          </table:table-cell>
          <table:table-cell office:value-type="string" calcext:value-type="string">
            <text:p>BIPUSH I(127); i2l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5" calcext:value-type="float">
            <text:p>0,00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4.0);</text:p>
          </table:table-cell>
          <table:table-cell office:value-type="string" calcext:value-type="string">
            <text:p>ICONST_4; i2d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6" calcext:value-type="float">
            <text:p>0,00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8);</text:p>
          </table:table-cell>
          <table:table-cell office:value-type="string" calcext:value-type="string">
            <text:p>BIPUSH I(8); i2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! Nevytváří se zbytečná konstanta v tabulce konstant.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26" calcext:value-type="float">
            <text:p>0,000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LOAD VAR(1); LOAD VAR(0); LOAD VAR(1);</text:p>
          </table:table-cell>
          <table:table-cell table:style-name="ce18" office:value-type="string" calcext:value-type="string">
            <text:p>LOAD VAR(0); LOAD VAR(1); DUP2;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Podmínka: VAR(0) a VAR(1) jsou typu o délce 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7" calcext:value-type="float">
            <text:p>0,00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CHECKCAST ARRAY;</text:p>
          </table:table-cell>
          <table:table-cell table:style-name="ce18" office:value-type="string" calcext:value-type="string">
            <text:p>CONST null;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office:value-type="string" calcext:value-type="string">
            <text:p>Operace checkcast nic neprovede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28" calcext:value-type="float">
            <text:p>0,000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POP;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8" calcext:value-type="float">
            <text:p>0,000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6.0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9" calcext:value-type="float">
            <text:p>0,000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1.0);</text:p>
          </table:table-cell>
          <table:table-cell office:value-type="string" calcext:value-type="string">
            <text:p>ICONST_m1; i2d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9" calcext:value-type="float">
            <text:p>0,00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3.0);</text:p>
          </table:table-cell>
          <table:table-cell office:value-type="string" calcext:value-type="string">
            <text:p>ICONST_3; i2d;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3" calcext:value-type="float">
            <text:p>0,000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CHECKCAST OBJECT;</text:p>
          </table:table-cell>
          <table:table-cell table:style-name="ce18" office:value-type="string" calcext:value-type="string">
            <text:p>CONST null;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office:value-type="string" calcext:value-type="string">
            <text:p>Operace checkcast nic neprovede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32" calcext:value-type="float">
            <text:p>0,00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2.0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32" calcext:value-type="float">
            <text:p>0,00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31);</text:p>
          </table:table-cell>
          <table:table-cell office:value-type="string" calcext:value-type="string">
            <text:p>BIPUSH I(31); i2l;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033" calcext:value-type="float">
            <text:p>0,000</text:p>
          </table:table-cell>
          <table:table-cell table:style-name="ce11" office:value-type="float" office:value="305" calcext:value-type="float">
            <text:p>30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CHECKCAST OBJECT(0); CHECKCAST OBJECT(0); </text:p>
          </table:table-cell>
          <table:table-cell office:value-type="string" calcext:value-type="string">
            <text:p>CHECKCAST OBJECT(0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vojitý checkcast na stejný typ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34" calcext:value-type="float">
            <text:p>0,000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255);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35" calcext:value-type="float">
            <text:p>0,000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LT LABEL(0); GOTO LABEL(1);</text:p>
          </table:table-cell>
          <table:table-cell table:number-columns-repeated="1017"/>
        </table:table-row>
        <table:table-row table:style-name="ro1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35" calcext:value-type="float">
            <text:p>0,0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SWITCH I I LABEL(0) LABEL(1) LABEL(1) LABEL(1); </text:p>
          </table:table-cell>
          <table:table-cell office:value-type="string" calcext:value-type="string">
            <text:p>DUP; CONST I; IFLT LABEL(0'); CONST I; IFGT LABEL(0); GOTO LABEL(1);</text:p>
            <text:p>LABEL(0'); POP; LABEL(0); …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ble: 13+3?+4n = 25+3?</text:p>
            <text:p>Lze použít pro každý případ tableswitch, kde je více shodných po sobě jdoucích labelů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38" calcext:value-type="float">
            <text:p>0,000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GOTO LABEL(0);</text:p>
          </table:table-cell>
          <table:table-cell office:value-type="string" calcext:value-type="string">
            <text:p>RETURN;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39" calcext:value-type="float">
            <text:p>0,000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EQ LABEL(0); GOTO LABEL(1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" calcext:value-type="float">
            <text:p>0,00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4);</text:p>
          </table:table-cell>
          <table:table-cell office:value-type="string" calcext:value-type="string">
            <text:p>ICONST_4; i2l;</text:p>
          </table:table-cell>
          <table:table-cell table:number-columns-repeated="1016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2" calcext:value-type="float">
            <text:p>0,00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S(""); INVOKE OBJECT(java/io/PrintWriter) METHOD(println,(Ljava/lang/String;)V);</text:p>
          </table:table-cell>
          <table:table-cell table:style-name="ce18" office:value-type="string" calcext:value-type="string">
            <text:p>INVOKE OBJECT(java/io/PrintWriter) METHOD(println,(V)V)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ání bezparametrické metody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42" calcext:value-type="float">
            <text:p>0,000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I; I2B;</text:p>
          </table:table-cell>
          <table:table-cell table:style-name="ce18" office:value-type="string" calcext:value-type="string">
            <text:p>L2I; I2B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lze optimalizovat. Jediná nalezená sekvence konverzí hodnot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44" calcext:value-type="float">
            <text:p>0,000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0); ICONST I(0); IADD; ISTORE VAR(0);</text:p>
          </table:table-cell>
          <table:table-cell table:style-name="ce18" office:value-type="string" calcext:value-type="string">
            <text:p>INC VAR(0) I(0)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er je dostatečně malý.</text:p>
          </table:table-cell>
          <table:table-cell table:number-columns-repeated="1013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5" calcext:value-type="float">
            <text:p>0,000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OBJECT(java/lang/NullPointerException); DUP; INVOKE OBJECT(java/lang/NullPointerException) METHOD(&lt;init&gt;,()V); ATHROW;</text:p>
          </table:table-cell>
          <table:table-cell office:value-type="string" calcext:value-type="string">
            <text:p>CONST null; ATHROW;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fikace: „If objectref is null , athrow throws a NullPointerException instead of objectref.“ Navíc se nejspíš ušetří místo v tabulce konstant.</text:p>
          </table:table-cell>
          <table:table-cell table:number-columns-repeated="1013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6" calcext:value-type="float">
            <text:p>0,00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S(""); INVOKE OBJECT(java/lang/StringBuilder) METHOD(append,(Ljava/lang/String;)Ljava/lang/StringBuilder;);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ůže se stát, že se jedná o jiný StringBuilder?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7" calcext:value-type="float">
            <text:p>0,000</text:p>
          </table:table-cell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O LABEL(0); LABEL(1); CONST I(0); LABEL(0); RETURN; LABEL(2); CONST I(0); RETURN; </text:p>
          </table:table-cell>
          <table:table-cell office:value-type="string" calcext:value-type="string">
            <text:p>RETURN; LABEL(1,2); CONST I(0); RETURN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áhrada skoku za return a sloučení větví se stejným tělem.</text:p>
          </table:table-cell>
          <table:table-cell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47" calcext:value-type="float">
            <text:p>0,000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CONST I(0); ADD; STORE VAR(0);</text:p>
          </table:table-cell>
          <table:table-cell table:style-name="ce18" office:value-type="string" calcext:value-type="string">
            <text:p>INC VAR(0) I(0)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ze nahradit jen pro nízké indexy a hodnoty integerů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5" calcext:value-type="float">
            <text:p>0,001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STATIC OBJECT FIELD; POP;</text:p>
          </table:table-cell>
          <table:table-cell office:value-type="string" calcext:value-type="string">
            <text:p>POP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řípadně se následně odstraní parametr odstraněné instrukce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1" calcext:value-type="float">
            <text:p>0,00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I(0); ADD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řičtení nuly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3" calcext:value-type="float">
            <text:p>0,001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0.5);</text:p>
          </table:table-cell>
          <table:table-cell office:value-type="string" calcext:value-type="string">
            <text:p>FCONST_1; FCONST_2; FDIV; f2d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9" calcext:value-type="float">
            <text:p>0,001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NaN);</text:p>
          </table:table-cell>
          <table:table-cell office:value-type="string" calcext:value-type="string">
            <text:p>DCONST_0; DUP2; DDIV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! Ušetří se místo v tabulce konstant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9" calcext:value-type="float">
            <text:p>0,001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2);</text:p>
          </table:table-cell>
          <table:table-cell office:value-type="string" calcext:value-type="string">
            <text:p>ICONST_2; i2l;</text:p>
          </table:table-cell>
          <table:table-cell table:number-columns-repeated="1016"/>
        </table:table-row>
        <table:table-row table:style-name="ro8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66" calcext:value-type="float">
            <text:p>0,001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(0); GOTO LABEL(1); LABEL(2); STORE VAR; LABEL(1);</text:p>
          </table:table-cell>
          <table:table-cell office:value-type="string" calcext:value-type="string">
            <text:p>LABEL(2); STORE VAR; LABEL(0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de lze skok navíc vynechat. Skoky lze tedy vynechat pouze v případě, že lze na konečnou instrukci doskočit z předchozí instrukce.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69" calcext:value-type="float">
            <text:p>0,001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FEQ LABEL(0); *; *; LABEL(0); GOTO LABEL(1);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077" calcext:value-type="float">
            <text:p>0,001</text:p>
          </table:table-cell>
          <table:table-cell table:style-name="ce11" office:value-type="float" office:value="718" calcext:value-type="float">
            <text:p>71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CONST S(0); CONST S(0); </text:p>
          </table:table-cell>
          <table:table-cell office:value-type="string" calcext:value-type="string">
            <text:p>CONST S(0); DUP;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kace řetězcové konstanty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85" calcext:value-type="float">
            <text:p>0,001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NULL LABEL(0); GOTO LABEL(1);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09" calcext:value-type="float">
            <text:p>0,001</text:p>
          </table:table-cell>
          <table:table-cell table:style-name="ce11" office:value-type="float" office:value="841" calcext:value-type="float">
            <text:p>84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GOTO LABEL(0); LABEL(0); </text:p>
          </table:table-cell>
          <table:table-cell office:value-type="string" calcext:value-type="string">
            <text:p>LABEL(0)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podmíněný skok na bezprostředně následující instrukci,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92" calcext:value-type="float">
            <text:p>0,001</text:p>
          </table:table-cell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NE LABEL(0); GOTO LABEL(1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94" calcext:value-type="float">
            <text:p>0,001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2.0);</text:p>
          </table:table-cell>
          <table:table-cell office:value-type="string" calcext:value-type="string">
            <text:p>ICONST_2; i2d;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108" calcext:value-type="float">
            <text:p>0,001</text:p>
          </table:table-cell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; LOAD this; SWAP;</text:p>
          </table:table-cell>
          <table:table-cell table:style-name="ce18" office:value-type="string" calcext:value-type="string">
            <text:p>LOAD this; LOAD VAR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kud lze hodnoty před swapem prohodit, je vhodné je prohodit a swap zahodit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11" calcext:value-type="float">
            <text:p>0,001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3);</text:p>
          </table:table-cell>
          <table:table-cell office:value-type="string" calcext:value-type="string">
            <text:p>ICONST_3;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112" calcext:value-type="float">
            <text:p>0,001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NONNULL LABEL(0); GOTO LABEL(1);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17" calcext:value-type="float">
            <text:p>0,001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/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17" calcext:value-type="float">
            <text:p>0,001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/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21" calcext:value-type="float">
            <text:p>0,001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\n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21" calcext:value-type="float">
            <text:p>0,001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\n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27" calcext:value-type="float">
            <text:p>0,001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&lt;$constructor$&gt;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27" calcext:value-type="float">
            <text:p>0,001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&lt;$constructor$&gt;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31" calcext:value-type="float">
            <text:p>0,001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: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31" calcext:value-type="float">
            <text:p>0,001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: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131" calcext:value-type="float">
            <text:p>0,001</text:p>
          </table:table-cell>
          <table:table-cell table:style-name="ce11" office:value-type="float" office:value="1214" calcext:value-type="float">
            <text:p>1214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PUTSTATIC OBJECT(0) FIELD(0); GETSTATIC OBJECT(0) FIELD(0); </text:p>
          </table:table-cell>
          <table:table-cell office:value-type="string" calcext:value-type="string">
            <text:p>DUP; PUTSTATIC OBJECT(0) FIELD(0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ložení hodnoty a opětovné načtení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133" calcext:value-type="float">
            <text:p>0,00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ABLESWITCH I I LABEL(0) LABEL(1); </text:p>
          </table:table-cell>
          <table:table-cell office:value-type="string" calcext:value-type="string">
            <text:p>CONST I; IFEQ LABEL(1); GOTO LABEL(0);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ble: 13+3?+4n = 17+3?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35" calcext:value-type="float">
            <text:p>0,001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2);</text:p>
          </table:table-cell>
          <table:table-cell office:value-type="string" calcext:value-type="string">
            <text:p>ICONST_2;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138" calcext:value-type="float">
            <text:p>0,0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 I(0); LABEL(0); IFEQ LABEL(1);</text:p>
          </table:table-cell>
          <table:table-cell table:style-name="ce18" office:value-type="string" calcext:value-type="string">
            <text:p>GOTO LABEL(1); LABEL(0); IFEQ LABEL(1);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Nevyplatí se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48" calcext:value-type="float">
            <text:p>0,001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,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48" calcext:value-type="float">
            <text:p>0,001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,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49" calcext:value-type="float">
            <text:p>0,001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2147483647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64" calcext:value-type="float">
            <text:p>0,002</text:p>
          </table:table-cell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.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64" calcext:value-type="float">
            <text:p>0,002</text:p>
          </table:table-cell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.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165" calcext:value-type="float">
            <text:p>0,002</text:p>
          </table:table-cell>
          <table:table-cell table:style-name="ce11" office:value-type="float" office:value="1536" calcext:value-type="float">
            <text:p>1536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CHECKCAST ARRAY(0); CHECKCAST ARRAY(0); </text:p>
          </table:table-cell>
          <table:table-cell office:value-type="string" calcext:value-type="string">
            <text:p>CHECKCAST ARRAY(0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vojitý checkcast na stejný typ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7" calcext:value-type="float">
            <text:p>0,002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1);</text:p>
          </table:table-cell>
          <table:table-cell office:value-type="string" calcext:value-type="string">
            <text:p>ICONST_1;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71" calcext:value-type="float">
            <text:p>0,00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, 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71" calcext:value-type="float">
            <text:p>0,00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, 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177" calcext:value-type="float">
            <text:p>0,002</text:p>
          </table:table-cell>
          <table:table-cell table:style-name="ce11" office:value-type="float" office:value="1643" calcext:value-type="float">
            <text:p>1643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STORE VAR(0); LOAD VAR(0); POP; </text:p>
          </table:table-cell>
          <table:table-cell office:value-type="string" calcext:value-type="string">
            <text:p>POP;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áci s proměnnými lze vynechat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18" calcext:value-type="float">
            <text:p>0,002</text:p>
          </table:table-cell>
          <table:table-cell table:style-name="ce11" office:value-type="float" office:value="1671" calcext:value-type="float">
            <text:p>1671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STORE VAR(0); LOAD VAR(0); RETURN; </text:p>
          </table:table-cell>
          <table:table-cell office:value-type="string" calcext:value-type="string">
            <text:p>RETURN;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áci s proměnnými lze vynechat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81" calcext:value-type="float">
            <text:p>0,002</text:p>
          </table:table-cell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 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81" calcext:value-type="float">
            <text:p>0,002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-1);</text:p>
          </table:table-cell>
          <table:table-cell office:value-type="string" calcext:value-type="string">
            <text:p>ICONST_m1; i2l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víc ušetřeno místo v tabulce konstant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81" calcext:value-type="float">
            <text:p>0,002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-1);</text:p>
          </table:table-cell>
          <table:table-cell office:value-type="string" calcext:value-type="string">
            <text:p>ICONST_m1; i2l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víc ušetřeno místo v tabulce konstant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81" calcext:value-type="float">
            <text:p>0,002</text:p>
          </table:table-cell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 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183" calcext:value-type="float">
            <text:p>0,002</text:p>
          </table:table-cell>
          <table:table-cell office:value-type="float" office:value="1699" calcext:value-type="float">
            <text:p>1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EQ LABEL(0); GOTO LABEL(1);</text:p>
          </table:table-cell>
          <table:table-cell table:number-columns-repeated="1017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19" calcext:value-type="float">
            <text:p>0,002</text:p>
          </table:table-cell>
          <table:table-cell office:value-type="float" office:value="1763" calcext:value-type="float">
            <text:p>1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(0); LOAD VAR(1); LOAD VAR(0);</text:p>
          </table:table-cell>
          <table:table-cell table:style-name="ce18" office:value-type="string" calcext:value-type="string">
            <text:p>LOAD VAR(1); LOAD VAR(0); DUP_X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krétní typ instrukce pro duplikaci závisí na délkách typů proměnných. Existuje pro všechny varianty. Tento a následující vzory se dají zkombinovat i s konstantami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93" calcext:value-type="float">
            <text:p>0,002</text:p>
          </table:table-cell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]");</text:p>
          </table:table-cell>
          <table:table-cell table:number-columns-repeated="1017"/>
        </table:table-row>
        <table:table-row table:style-name="ro9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193" calcext:value-type="float">
            <text:p>0,002</text:p>
          </table:table-cell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NE LABEL(0); GOTO LABEL(1);</text:p>
          </table:table-cell>
          <table:table-cell office:value-type="string" calcext:value-type="string">
            <text:p>!IF LABEL(1); LABEL(0);</text:p>
          </table:table-cell>
          <table:table-cell table:number-columns-repeated="2"/>
          <table:table-cell office:value-type="string" calcext:value-type="string">
            <text:p>Flow of control optimization = jump over jump. Lze pouze pokud jsou návěští v dostatečně krátké vzdálenosti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93" calcext:value-type="float">
            <text:p>0,002</text:p>
          </table:table-cell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]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206" calcext:value-type="float">
            <text:p>0,002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0);</text:p>
          </table:table-cell>
          <table:table-cell office:value-type="string" calcext:value-type="string">
            <text:p>ICONST_0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216" calcext:value-type="float">
            <text:p>0,002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P; LABEL(0); RETURN;</text:p>
          </table:table-cell>
          <table:table-cell office:value-type="string" calcext:value-type="string">
            <text:p>LABEL(0); RETURN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ipulace se zásobníkem, když na obsahu nezáleží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221" calcext:value-type="float">
            <text:p>0,002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)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221" calcext:value-type="float">
            <text:p>0,002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)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245" calcext:value-type="float">
            <text:p>0,002</text:p>
          </table:table-cell>
          <table:table-cell office:value-type="float" office:value="2274" calcext:value-type="float">
            <text:p>2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CONST null;</text:p>
          </table:table-cell>
          <table:table-cell office:value-type="string" calcext:value-type="string">
            <text:p>RETURN;</text:p>
          </table:table-cell>
          <table:table-cell table:number-columns-repeated="2"/>
          <table:table-cell office:value-type="string" calcext:value-type="string">
            <text:p>Poznámka: v návěštích mi chybí návěští na catch bloky, myslím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22" calcext:value-type="float">
            <text:p>0,003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OP;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bytečná instrukce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92" calcext:value-type="float">
            <text:p>0,004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ABLESWITCH I I LABEL(0) LABEL(1) LABEL(2) LABEL(3); 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able: 13+3?+4n = 25+3?, viz lookupswitch</text:p>
          </table:table-cell>
          <table:table-cell table:number-columns-repeated="1013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11" calcext:value-type="float">
            <text:p>0,004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OTO LABEL(0);.*LABEL(0); RETURN;</text:p>
          </table:table-cell>
          <table:table-cell office:value-type="string" calcext:value-type="string">
            <text:p>RETURN;.*LABEL(0); RETURN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podmíněný skok na return, který nic nevrací, lze nahradit přímo instrukcí return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445" calcext:value-type="float">
            <text:p>0,004</text:p>
          </table:table-cell>
          <table:table-cell office:value-type="float" office:value="4141" calcext:value-type="float">
            <text:p>4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I(255); AND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82" calcext:value-type="float">
            <text:p>0,005</text:p>
          </table:table-cell>
          <table:table-cell office:value-type="float" office:value="4477" calcext:value-type="float">
            <text:p>4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VAR; POP;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čtená hodnota proměnné se zahodí – zbytečné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89" calcext:value-type="float">
            <text:p>0,005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OOKUPSWITCH LABEL(0) I LABEL(1); </text:p>
          </table:table-cell>
          <table:table-cell office:value-type="string" calcext:value-type="string">
            <text:p>CONST I; IFEQ LABEL(1); GOTO LABEL(0);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okup: 9+3?+8*npairs = 17+3?</text:p>
          </table:table-cell>
          <table:table-cell table:number-columns-repeated="1013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525" calcext:value-type="float">
            <text:p>0,005</text:p>
          </table:table-cell>
          <table:table-cell office:value-type="float" office:value="4880" calcext:value-type="float">
            <text:p>4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VAR(0); LOAD VAR(0);</text:p>
          </table:table-cell>
          <table:table-cell table:style-name="ce18" office:value-type="string" calcext:value-type="string">
            <text:p>LOAD VAR(0); DU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krétní typ instrukce pro duplikaci závisí na délkách typů proměnných. Existuje pro všechny varianty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00542" calcext:value-type="float">
            <text:p>0,005</text:p>
          </table:table-cell>
          <table:table-cell table:style-name="ce11" office:value-type="float" office:value="5042" calcext:value-type="float">
            <text:p>5042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CONST I(0); CONST I(0); </text:p>
          </table:table-cell>
          <table:table-cell office:value-type="string" calcext:value-type="string">
            <text:p>CONST I(0); DUP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kace, lze použít pro všechny kombinace hodnot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612" calcext:value-type="float">
            <text:p>0,006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; RETURN; END;</text:p>
          </table:table-cell>
          <table:table-cell table:number-columns-repeated="3"/>
          <table:table-cell office:value-type="string" calcext:value-type="string">
            <text:p>Metoda nic nevrací a hned provede návrat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753" calcext:value-type="float">
            <text:p>0,008</text:p>
          </table:table-cell>
          <table:table-cell office:value-type="float" office:value="6998" calcext:value-type="float">
            <text:p>6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; CONST I; RETURN; END;</text:p>
          </table:table-cell>
          <table:table-cell office:value-type="string" calcext:value-type="string">
            <text:p>CONST I;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Volání metody lze nahradit vložením konstanty a metodu smazat.</text:p>
          </table:table-cell>
          <table:table-cell table:number-columns-repeated="1013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824" calcext:value-type="float">
            <text:p>0,008</text:p>
          </table:table-cell>
          <table:table-cell office:value-type="float" office:value="7656" calcext:value-type="float">
            <text:p>76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; RETURN;</text:p>
          </table:table-cell>
          <table:table-cell office:value-type="string" calcext:value-type="string">
            <text:p>RETURN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urn nic nevrací, na obsahu zásobníku při návratu z metody nezáleží, proto je pop zbytečné.</text:p>
          </table:table-cell>
          <table:table-cell table:number-columns-repeated="1013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871" calcext:value-type="float">
            <text:p>0,009</text:p>
          </table:table-cell>
          <table:table-cell office:value-type="float" office:value="8099" calcext:value-type="float">
            <text:p>80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GIN; LOAD this; LOAD PAR; LOAD PAR; INVOKE OBJECT METHOD; RETURN; END;</text:p>
          </table:table-cell>
          <table:table-cell table:number-columns-repeated="3"/>
          <table:table-cell office:value-type="string" calcext:value-type="string">
            <text:p>Invokace metody aktuálního objektu se dvěmi parametry,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875" calcext:value-type="float">
            <text:p>0,009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OOKUPSWITCH LABEL(0) I I LABEL(1) LABEL(2); 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Je třeba vypočítat z velikosti skoků a dalších informací, zda se náhrada vyplatí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901" calcext:value-type="float">
            <text:p>0,009</text:p>
          </table:table-cell>
          <table:table-cell office:value-type="float" office:value="8375" calcext:value-type="float">
            <text:p>8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 S(""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901" calcext:value-type="float">
            <text:p>0,009</text:p>
          </table:table-cell>
          <table:table-cell office:value-type="float" office:value="8375" calcext:value-type="float">
            <text:p>8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"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1124" calcext:value-type="float">
            <text:p>0,011</text:p>
          </table:table-cell>
          <table:table-cell office:value-type="float" office:value="10447" calcext:value-type="float">
            <text:p>10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I(1); SUB;</text:p>
          </table:table-cell>
          <table:table-cell office:value-type="string" calcext:value-type="string">
            <text:p>inc?</text:p>
          </table:table-cell>
          <table:table-cell table:number-columns-repeated="1016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1142" calcext:value-type="float">
            <text:p>0,011</text:p>
          </table:table-cell>
          <table:table-cell office:value-type="float" office:value="10613" calcext:value-type="float">
            <text:p>10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; LOAD this; GETFIELD OBJECT FIELD; INVOKE OBJECT METHOD; RETURN; END;</text:p>
          </table:table-cell>
          <table:table-cell table:number-columns-repeated="3"/>
          <table:table-cell office:value-type="string" calcext:value-type="string">
            <text:p>Getter.</text:p>
          </table:table-cell>
          <table:table-cell table:number-columns-repeated="1013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1462" calcext:value-type="float">
            <text:p>0,015</text:p>
          </table:table-cell>
          <table:table-cell office:value-type="float" office:value="13591" calcext:value-type="float">
            <text:p>135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; LOAD this; LOAD PAR; PUTFIELD OBJECT FIELD; RETURN; END;</text:p>
          </table:table-cell>
          <table:table-cell table:number-columns-repeated="3"/>
          <table:table-cell office:value-type="string" calcext:value-type="string">
            <text:p>Setter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1541" calcext:value-type="float">
            <text:p>0,015</text:p>
          </table:table-cell>
          <table:table-cell office:value-type="float" office:value="14323" calcext:value-type="float">
            <text:p>14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I(1); ADD;</text:p>
          </table:table-cell>
          <table:table-cell office:value-type="string" calcext:value-type="string">
            <text:p>inc?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2013" calcext:value-type="float">
            <text:p>0,020</text:p>
          </table:table-cell>
          <table:table-cell office:value-type="float" office:value="18711" calcext:value-type="float">
            <text:p>18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(0); GOTO LABEL(1);</text:p>
          </table:table-cell>
          <table:table-cell office:value-type="string" calcext:value-type="string">
            <text:p>GOTO LABEL(1)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bytečný skok navíc. Někdy je nutné v případě, že skáčeme moc daleko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2186" calcext:value-type="float">
            <text:p>0,022</text:p>
          </table:table-cell>
          <table:table-cell office:value-type="float" office:value="20319" calcext:value-type="float">
            <text:p>203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; LOAD this; LOAD PAR; INVOKE OBJECT METHOD; RETURN; END;</text:p>
          </table:table-cell>
          <table:table-cell table:number-columns-repeated="3"/>
          <table:table-cell office:value-type="string" calcext:value-type="string">
            <text:p>Invokace metody aktuálního objektu s jedním parametrem.</text:p>
          </table:table-cell>
          <table:table-cell table:number-columns-repeated="1013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2497" calcext:value-type="float">
            <text:p>0,025</text:p>
          </table:table-cell>
          <table:table-cell office:value-type="float" office:value="30707" calcext:value-type="float">
            <text:p>30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OKE OBJECT(java/lang/StringBuilder) METHOD(&lt;init&gt;,()V); *; INVOKE OBJECT(java/lang/StringBuilder) METHOD(append,(Ljava/lang/String;)Ljava/lang/StringBuilder;);</text:p>
          </table:table-cell>
          <table:table-cell table:style-name="ce18" office:value-type="string" calcext:value-type="string">
            <text:p>&lt;načti hodnotu&gt;; INVOKE OBJECT(java/lang/StringBuilder) METHOD(&lt;init&gt;,(&lt;typ_hodnoty&gt;)V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ze ušetřit jedno volání append metody, pokud zvolíme parametrický konstruktor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" office:value-type="float" office:value="0.02863" calcext:value-type="float">
            <text:p>0,029</text:p>
          </table:table-cell>
          <table:table-cell table:style-name="ce11" office:value-type="float" office:value="14748" calcext:value-type="float">
            <text:p>1474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STORE VAR(4); LOAD VAR(4); </text:p>
          </table:table-cell>
          <table:table-cell office:value-type="string" calcext:value-type="string">
            <text:p>DUP; STORE VAR(4)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hle už není levná operace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327" calcext:value-type="float">
            <text:p>0,033</text:p>
          </table:table-cell>
          <table:table-cell office:value-type="float" office:value="30397" calcext:value-type="float">
            <text:p>30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GIN; LOAD this; INVOKE OBJECT METHOD; RETURN; END;</text:p>
          </table:table-cell>
          <table:table-cell table:number-columns-repeated="3"/>
          <table:table-cell office:value-type="string" calcext:value-type="string">
            <text:p>Invokace metody aktuálního objektu.</text:p>
          </table:table-cell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3577" calcext:value-type="float">
            <text:p>0,036</text:p>
          </table:table-cell>
          <table:table-cell office:value-type="float" office:value="33254" calcext:value-type="float">
            <text:p>33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GIN; LOAD this; GETFIELD OBJECT FIELD; RETURN; END;</text:p>
          </table:table-cell>
          <table:table-cell table:number-columns-repeated="3"/>
          <table:table-cell office:value-type="string" calcext:value-type="string">
            <text:p>Metoda nic nevrací a hned provede návrat.</text:p>
          </table:table-cell>
          <table:table-cell table:number-columns-repeated="1013"/>
        </table:table-row>
        <table:table-row table:style-name="ro8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7632" calcext:value-type="float">
            <text:p>0,076</text:p>
          </table:table-cell>
          <table:table-cell office:value-type="float" office:value="39317" calcext:value-type="float">
            <text:p>39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; END; 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etoda bez těla. V některých případech ji lze smazat a stejně tak každé volání této metody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9404" calcext:value-type="float">
            <text:p>0,094</text:p>
          </table:table-cell>
          <table:table-cell office:value-type="float" office:value="87418" calcext:value-type="float">
            <text:p>87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LABEL(0);</text:p>
          </table:table-cell>
          <table:table-cell table:number-columns-repeated="3"/>
          <table:table-cell office:value-type="string" calcext:value-type="string">
            <text:p>Za return dále může následovat návěští.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7" office:value-type="float" office:value="0.12079" calcext:value-type="float">
            <text:p>0,121</text:p>
          </table:table-cell>
          <table:table-cell table:style-name="ce11" office:value-type="float" office:value="112280" calcext:value-type="float">
            <text:p>11228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STORE VAR(0); LOAD VAR(0); </text:p>
          </table:table-cell>
          <table:table-cell office:value-type="string" calcext:value-type="string">
            <text:p>DUP; STORE VAR(0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áhrada má žádný nebo nějaký efekt. Optimalizovat!</text:p>
          </table:table-cell>
          <table:table-cell table:number-columns-repeated="1013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19288" calcext:value-type="float">
            <text:p>0,193</text:p>
          </table:table-cell>
          <table:table-cell office:value-type="float" office:value="21771" calcext:value-type="float">
            <text:p>21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KE OBJECT(java/lang/StringBuffer) METHOD(append,(Ljava/lang/String;)Ljava/lang/StringBuffer;); </text:p>
          </table:table-cell>
          <table:table-cell table:number-columns-repeated="3"/>
          <table:table-cell office:value-type="string" calcext:value-type="string">
            <text:p>Metoda append vrací referenci na StringBuilder. Ideální je všechno naházet na zásobník a postupně zpracovávat apendama.</text:p>
          </table:table-cell>
          <table:table-cell table:number-columns-repeated="1013"/>
        </table:table-row>
        <table:table-row table:style-name="ro1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91738" calcext:value-type="float">
            <text:p>0,917</text:p>
          </table:table-cell>
          <table:table-cell office:value-type="float" office:value="103549" calcext:value-type="float">
            <text:p>103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KE OBJECT(java/lang/StringBuilder) METHOD(append,(Ljava/lang/String;)Ljava/lang/StringBuilder;); </text:p>
          </table:table-cell>
          <table:table-cell table:number-columns-repeated="3"/>
          <table:table-cell office:value-type="string" calcext:value-type="string">
            <text:p>Nejčastěji se volá metoda apend objektu StringBuilder. Prozkoumat varinatu, kdy se dvakrát za sebou provádí append pro konstantní řetězcovou konstantu...lze konkatenovat do jednoho řetězce.</text:p>
          </table:table-cell>
          <table:table-cell table:number-columns-repeated="1013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hled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5" table:default-cell-style-name="ce9"/>
        <table:table-column table:style-name="co6" table:default-cell-style-name="ce18"/>
        <table:table-column table:style-name="co11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1"/>
        <table:table-column table:style-name="co10" table:number-columns-repeated="1013" table:default-cell-style-name="ce9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8" office:value-type="string" calcext:value-type="string">
            <text:p>Četnost</text:p>
          </table:table-cell>
          <table:table-cell table:style-name="ce8" office:value-type="string" calcext:value-type="string">
            <text:p>Délka</text:p>
          </table:table-cell>
          <table:table-cell table:style-name="ce27" office:value-type="string" calcext:value-type="string">
            <text:p>Původní</text:p>
          </table:table-cell>
          <table:table-cell table:style-name="ce16" office:value-type="string" calcext:value-type="string">
            <text:p>Optimální</text:p>
          </table:table-cell>
          <table:table-cell table:number-columns-repeated="2" table:style-name="ce32" office:value-type="string" calcext:value-type="string">
            <text:p>B</text:p>
          </table:table-cell>
          <table:table-cell table:style-name="ce8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string" calcext:value-type="string">
            <text:p>DUP; GETFIELD OBJECT(0) FIELD(0); PUTFIELD OBJECT(0) FIELD(0); 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style-name="ce33" office:value-type="string" calcext:value-type="string">
            <text:p>Zbytečná operace, pokud členská proměnná patří stejnému objektu. K tomu ale nikdy nedochází.</text:p>
          </table:table-cell>
          <table:table-cell table:style-name="ce26" table:number-columns-repeated="1013"/>
        </table:table-row>
        <table:table-row table:style-name="ro17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string" calcext:value-type="string">
            <text:p>LOAD VAR(0); LOAD VAR(0); GETFIELD OBJECT(0) FIELD(0); PUTFIELD OBJECT(0) FIELD(0); 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style-name="ce33" office:value-type="string" calcext:value-type="string">
            <text:p>Viz. Předchozí případ</text:p>
          </table:table-cell>
          <table:table-cell table:style-name="ce26" table:number-columns-repeated="101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BEGIN; *; END;</text:p>
          </table:table-cell>
          <table:table-cell table:style-name="ce28" table:number-columns-repeated="3"/>
          <table:table-cell table:style-name="ce33" office:value-type="string" calcext:value-type="string">
            <text:p>Najít všechna typická těla metod.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CONST I(0); CONST I(1); OP;</text:p>
          </table:table-cell>
          <table:table-cell table:style-name="ce28" office:value-type="string" calcext:value-type="string">
            <text:p>CONST result;</text:p>
          </table:table-cell>
          <table:table-cell table:style-name="ce28" table:number-columns-repeated="2"/>
          <table:table-cell table:style-name="ce33" office:value-type="string" calcext:value-type="string">
            <text:p>Lze spočítat výsledek.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LOAD VAR(0); LOAD VAR(0); SUB;</text:p>
          </table:table-cell>
          <table:table-cell table:style-name="ce28" office:value-type="string" calcext:value-type="string">
            <text:p>CONST 0;</text:p>
          </table:table-cell>
          <table:table-cell table:style-name="ce28" table:number-columns-repeated="2"/>
          <table:table-cell table:style-name="ce33" office:value-type="string" calcext:value-type="string">
            <text:p>Výsledek je nula.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9" office:value-type="string" calcext:value-type="string">
            <text:p>LOAD VAR(0); DUP; SUB;</text:p>
          </table:table-cell>
          <table:table-cell table:style-name="ce28" office:value-type="string" calcext:value-type="string">
            <text:p>CONST 0;</text:p>
          </table:table-cell>
          <table:table-cell table:style-name="ce28" table:number-columns-repeated="2"/>
          <table:table-cell table:style-name="ce33"/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CONST I(0); LOAD VAR(0); OP;</text:p>
          </table:table-cell>
          <table:table-cell table:style-name="ce28" office:value-type="string" calcext:value-type="string">
            <text:p>CONST result;</text:p>
          </table:table-cell>
          <table:table-cell table:style-name="ce28" table:number-columns-repeated="2"/>
          <table:table-cell table:style-name="ce33" office:value-type="string" calcext:value-type="string">
            <text:p>Lze někdy spočítat výsledek.</text:p>
          </table:table-cell>
          <table:table-cell table:style-name="ce26" table:number-columns-repeated="1013"/>
        </table:table-row>
        <table:table-row table:style-name="ro3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CONST I(0); ADD; STORE VAR(0);</text:p>
          </table:table-cell>
          <table:table-cell table:style-name="ce28" office:value-type="string" calcext:value-type="string">
            <text:p>INC VAR(0) I(0);</text:p>
          </table:table-cell>
          <table:table-cell table:style-name="ce28" table:number-columns-repeated="2"/>
          <table:table-cell table:style-name="ce33" office:value-type="string" calcext:value-type="string">
            <text:p>Někdy lze zjednodušit.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.*null.*NULL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3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CONST I(0); CONST I(0); IF_test LABEL(0);</text:p>
          </table:table-cell>
          <table:table-cell table:style-name="ce28" table:number-columns-repeated="3"/>
          <table:table-cell table:style-name="ce33" office:value-type="string" calcext:value-type="string">
            <text:p>Známe výsledek testu.</text:p>
          </table:table-cell>
          <table:table-cell table:style-name="ce26" table:number-columns-repeated="1013"/>
        </table:table-row>
        <table:table-row table:style-name="ro3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0); IF_rovnost LABEL(0);</text:p>
          </table:table-cell>
          <table:table-cell table:style-name="ce28" table:number-columns-repeated="3"/>
          <table:table-cell table:style-name="ce33" office:value-type="string" calcext:value-type="string">
            <text:p>Rovnost dvou stejných proměnných lze rozhodnout.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x2y;</text:p>
          </table:table-cell>
          <table:table-cell table:style-name="ce26" table:number-columns-repeated="3"/>
          <table:table-cell table:style-name="ce33" office:value-type="string" calcext:value-type="string">
            <text:p>Nenalezeny žádné zajímavé konverze hodnot.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INC VAR(0) 0;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style-name="ce33" office:value-type="string" calcext:value-type="string">
            <text:p>Inkrementace o 0 je zbytečná operace. Nenalezena taková operace.</text:p>
          </table:table-cell>
          <table:table-cell table:style-name="ce26" table:number-columns-repeated="1013"/>
        </table:table-row>
        <table:table-row table:style-name="ro3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inicializace pole, kde se konstanty liší o 1</text:p>
          </table:table-cell>
          <table:table-cell table:style-name="ce28" table:number-columns-repeated="3"/>
          <table:table-cell table:style-name="ce33" office:value-type="string" calcext:value-type="string">
            <text:p>Nelze nijak zoptimalizovat.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konkatenace řetězcových konstant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3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IF_test LABEL(0); GOTO LABEL(0); LABEL(0);</text:p>
          </table:table-cell>
          <table:table-cell table:style-name="ce28" table:number-columns-repeated="3"/>
          <table:table-cell table:style-name="ce33" office:value-type="string" calcext:value-type="string">
            <text:p>Prázdná těla bloků. Nikdy se neprovede,</text:p>
          </table:table-cell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CONST value; SWITCH;</text:p>
          </table:table-cell>
          <table:table-cell table:style-name="ce28" table:number-columns-repeated="3"/>
          <table:table-cell table:style-name="ce33" office:value-type="string" calcext:value-type="string">
            <text:p>Lze zjistit, který blok se vykoná.</text:p>
          </table:table-cell>
          <table:table-cell table:style-name="ce26" table:number-columns-repeated="1013"/>
        </table:table-row>
        <table:table-row table:style-name="ro3"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práce s lokálními proměnnými před RETURN;</text:p>
          </table:table-cell>
          <table:table-cell table:style-name="ce28" table:number-columns-repeated="3"/>
          <table:table-cell table:style-name="ce33" office:value-type="string" calcext:value-type="string">
            <text:p>S proměnnými se pracuje a provede se pop.</text:p>
          </table:table-cell>
          <table:table-cell table:style-name="ce26" table:number-columns-repeated="1013"/>
        </table:table-row>
        <table:table-row table:style-name="ro18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pokud metoda vrací pouze konstantu, lze ji nahradit touto onsantou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/>
          <table:table-cell table:style-name="ce28" office:value-type="string" calcext:value-type="string">
            <text:p>LABEL(0); GOTO LABEL(1); <text:s/></text:p>
          </table:table-cell>
          <table:table-cell table:style-name="ce28" office:value-type="string" calcext:value-type="string">
            <text:p>GOTO LABEL(1);</text:p>
          </table:table-cell>
          <table:table-cell table:style-name="ce28" table:number-columns-repeated="2"/>
          <table:table-cell table:style-name="ce33" office:value-type="string" calcext:value-type="string">
            <text:p>Zbytečný skok navíc, ale pokud se skáče z ifu, pak je potřeba.</text:p>
          </table:table-cell>
          <table:table-cell table:style-name="ce26" table:number-columns-repeated="1013"/>
        </table:table-row>
        <table:table-row table:style-name="ro3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práce s konstantami – použít existující a přetypování?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3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CONST I(0); STORE VAR(0); CONST I(1); STORE VAR(0); </text:p>
          </table:table-cell>
          <table:table-cell table:style-name="ce28" table:number-columns-repeated="3"/>
          <table:table-cell table:style-name="ce33" office:value-type="string" calcext:value-type="string">
            <text:p>Předchozí inicializaci můžeme vynechat. </text:p>
          </table:table-cell>
          <table:table-cell table:style-name="ce26" table:number-columns-repeated="101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/>
          <table:table-cell table:style-name="ce29" office:value-type="string" calcext:value-type="string">
            <text:p>NullPointerException.*ATHROW</text:p>
          </table:table-cell>
          <table:table-cell table:style-name="ce28" office:value-type="string" calcext:value-type="string">
            <text:p>CONST null; ATHROW;</text:p>
          </table:table-cell>
          <table:table-cell table:style-name="ce28" table:number-columns-repeated="2"/>
          <table:table-cell table:style-name="ce33" office:value-type="string" calcext:value-type="string">
            <text:p>If objectref is null , athrow throws a NullPointerException instead of objectref.</text:p>
          </table:table-cell>
          <table:table-cell table:style-name="ce26" table:number-columns-repeated="1013"/>
        </table:table-row>
        <table:table-row table:style-name="ro8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a</text:p>
          </table:table-cell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/>
          <table:table-cell table:style-name="ce30" office:value-type="string" calcext:value-type="string">
            <text:p>GOTO LABEL(0); .*;LABEL(0); RETURN;</text:p>
          </table:table-cell>
          <table:table-cell table:style-name="ce28" office:value-type="string" calcext:value-type="string">
            <text:p>RETURN;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4" calcext:value-type="float">
            <text:p>-4</text:p>
          </table:table-cell>
          <table:table-cell table:style-name="ce33" office:value-type="string" calcext:value-type="string">
            <text:p>Nepodmíněný skok na return, který nic nevrací, lze nahradit přímo instrukcí return.</text:p>
          </table:table-cell>
          <table:table-cell table:style-name="ce26" table:number-columns-repeated="1013"/>
        </table:table-row>
        <table:table-row table:style-name="ro8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a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1); LOAD VAR(0);</text:p>
          </table:table-cell>
          <table:table-cell table:style-name="ce28" office:value-type="string" calcext:value-type="string">
            <text:p>LOAD VAR(1); LOAD VAR(0); DUP_X1;</text:p>
          </table:table-cell>
          <table:table-cell table:style-name="ce28" table:number-columns-repeated="2"/>
          <table:table-cell table:style-name="ce33" office:value-type="string" calcext:value-type="string">
            <text:p>Podmínka: VAR(0) a VAR(1) jsou typu o délce 1. Poznámka: tento vzor existuje v mnoha dalších variantách pro konstanty, členské proměnné, …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1); LOAD VAR(2); LOAD VAR(0);</text:p>
          </table:table-cell>
          <table:table-cell table:style-name="ce28" office:value-type="string" calcext:value-type="string">
            <text:p>LOAD VAR(1); LOAD VAR(2); LOAD VAR(0); DUP_X2;</text:p>
          </table:table-cell>
          <table:table-cell table:style-name="ce28" table:number-columns-repeated="2"/>
          <table:table-cell table:style-name="ce33" office:value-type="string" calcext:value-type="string">
            <text:p>Podmínka: VAR(0), VAR(1),VAR(2) jsou typu o délce 1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1); LOAD VAR(0);</text:p>
          </table:table-cell>
          <table:table-cell table:style-name="ce28" office:value-type="string" calcext:value-type="string">
            <text:p>LOAD VAR(1); LOAD VAR(0); DUP_X2;</text:p>
          </table:table-cell>
          <table:table-cell table:style-name="ce28" table:number-columns-repeated="2"/>
          <table:table-cell table:style-name="ce33" office:value-type="string" calcext:value-type="string">
            <text:p>Podmínka: VAR(0) je typu o délce 1, VAR(1) je typu o délce 2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1); LOAD VAR(0); LOAD VAR(1);</text:p>
          </table:table-cell>
          <table:table-cell table:style-name="ce28" office:value-type="string" calcext:value-type="string">
            <text:p>LOAD VAR(0); LOAD VAR(1); DUP2;</text:p>
          </table:table-cell>
          <table:table-cell table:style-name="ce28" table:number-columns-repeated="2"/>
          <table:table-cell table:style-name="ce33" office:value-type="string" calcext:value-type="string">
            <text:p>Podmínka: VAR(0) a VAR(1) jsou typu o délce 1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0);</text:p>
          </table:table-cell>
          <table:table-cell table:style-name="ce28" office:value-type="string" calcext:value-type="string">
            <text:p>LOAD VAR(0); DUP2;</text:p>
          </table:table-cell>
          <table:table-cell table:style-name="ce28" table:number-columns-repeated="2"/>
          <table:table-cell table:style-name="ce33" office:value-type="string" calcext:value-type="string">
            <text:p>Podmínka: VAR(0) je typu o délce 2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0);</text:p>
          </table:table-cell>
          <table:table-cell table:style-name="ce28" office:value-type="string" calcext:value-type="string">
            <text:p>LOAD VAR(0); DUP;</text:p>
          </table:table-cell>
          <table:table-cell table:style-name="ce28" table:number-columns-repeated="2"/>
          <table:table-cell table:style-name="ce33" office:value-type="string" calcext:value-type="string">
            <text:p>Podmínka: VAR(0) je typu o délce 1.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LOAD VAR(0); LOAD VAR(1); LOAD VAR(2); LOAD VAR(0); LOAD VAR(1);</text:p>
          </table:table-cell>
          <table:table-cell table:style-name="ce28" office:value-type="string" calcext:value-type="string">
            <text:p>LOAD VAR(2); LOAD VAR(0); LOAD VAR(1); DUP2_X1;</text:p>
          </table:table-cell>
          <table:table-cell table:style-name="ce28" table:number-columns-repeated="2"/>
          <table:table-cell table:style-name="ce33" office:value-type="string" calcext:value-type="string">
            <text:p>Podmínka: VAR(0), VAR(1),VAR(2) jsou typu o délce 1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1); LOAD VAR(0);</text:p>
          </table:table-cell>
          <table:table-cell table:style-name="ce28" office:value-type="string" calcext:value-type="string">
            <text:p>LOAD VAR(1); LOAD VAR(0); DUP2_X1;</text:p>
          </table:table-cell>
          <table:table-cell table:style-name="ce28" table:number-columns-repeated="2"/>
          <table:table-cell table:style-name="ce33" office:value-type="string" calcext:value-type="string">
            <text:p>Podmínka: VAR(0) je typu o délce 2, VAR(1) je typu o délce 1</text:p>
          </table:table-cell>
          <table:table-cell table:style-name="ce26" table:number-columns-repeated="1013"/>
        </table:table-row>
        <table:table-row table:style-name="ro17">
          <table:table-cell table:style-name="ce22" table:number-columns-repeated="2"/>
          <table:table-cell table:style-name="ce23"/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LOAD VAR(0); LOAD VAR(1); LOAD VAR(2); LOAD VAR(3); LOAD VAR(0); LOAD VAR(1);</text:p>
          </table:table-cell>
          <table:table-cell table:style-name="ce28" office:value-type="string" calcext:value-type="string">
            <text:p>LOAD VAR(2); LOAD VAR(3); LOAD VAR(0); LOAD VAR(1); DUP2_X2</text:p>
          </table:table-cell>
          <table:table-cell table:style-name="ce28" table:number-columns-repeated="2"/>
          <table:table-cell table:style-name="ce33" office:value-type="string" calcext:value-type="string">
            <text:p>Podmínka: VAR(0), VAR(1),VAR(2), VAR(3) jsou typu o délce 1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1); LOAD VAR(2); LOAD VAR(0);</text:p>
          </table:table-cell>
          <table:table-cell table:style-name="ce28" office:value-type="string" calcext:value-type="string">
            <text:p>LOAD VAR(1); LOAD VAR(2); LOAD VAR(0); DUP2_X2;</text:p>
          </table:table-cell>
          <table:table-cell table:style-name="ce28" table:number-columns-repeated="2"/>
          <table:table-cell table:style-name="ce33" office:value-type="string" calcext:value-type="string">
            <text:p>Podmínka: VAR(0) je typu o délce 2, VAR(1), VAR(2) <text:s/>jsou <text:s/>typu o délce 1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LOAD VAR(0); LOAD VAR(1); LOAD VAR(2); LOAD VAR(0); LOAD VAR(1);</text:p>
          </table:table-cell>
          <table:table-cell table:style-name="ce28" office:value-type="string" calcext:value-type="string">
            <text:p>LOAD VAR(2); LOAD VAR(0); LOAD VAR(1); DUP2_X1;</text:p>
          </table:table-cell>
          <table:table-cell table:style-name="ce28" table:number-columns-repeated="2"/>
          <table:table-cell table:style-name="ce33" office:value-type="string" calcext:value-type="string">
            <text:p>Podmínka: VAR(0), VAR(1) <text:s/>jsou <text:s/>typu o délce 2, <text:s/>VAR(2) <text:s/>je <text:s/>typu o délce 1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LOAD VAR(1); LOAD VAR(0);</text:p>
          </table:table-cell>
          <table:table-cell table:style-name="ce28" office:value-type="string" calcext:value-type="string">
            <text:p>LOAD VAR(1); LOAD VAR(0); DUP2_X2;</text:p>
          </table:table-cell>
          <table:table-cell table:style-name="ce28" table:number-columns-repeated="2"/>
          <table:table-cell table:style-name="ce33" office:value-type="string" calcext:value-type="string">
            <text:p>Podmínka: VAR(0) a VAR(1) jsou typu o délce 2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/>
          <table:table-cell table:style-name="ce28" office:value-type="string" calcext:value-type="string">
            <text:p>CONST null; CHECKCAST;</text:p>
          </table:table-cell>
          <table:table-cell table:style-name="ce28" office:value-type="string" calcext:value-type="string">
            <text:p>CONST null;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Operace checkcast nic neprovede.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Porovnání stejných double hodnot/porovnáníkonstant/…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x2y; y2x;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style-name="ce33" office:value-type="string" calcext:value-type="string">
            <text:p>Lze vynechat, pokud typ x má menší počet bajtů než typ y.</text:p>
          </table:table-cell>
          <table:table-cell table:style-name="ce26" table:number-columns-repeated="101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dc</text:p>
          </table:table-cell>
          <table:table-cell table:style-name="ce28" table:number-columns-repeated="3"/>
          <table:table-cell table:style-name="ce33" office:value-type="string" calcext:value-type="string">
            <text:p>Není dostupný soubor.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okupswitch pad default n v0 l0 v1 l0 …</text:p>
          </table:table-cell>
          <table:table-cell table:style-name="ce28" table:number-columns-repeated="3"/>
          <table:table-cell table:style-name="ce33" office:value-type="string" calcext:value-type="string">
            <text:p>Pad má 0-3B, ostatní položky 4B.</text:p>
          </table:table-cell>
          <table:table-cell table:number-columns-repeated="101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multianewarray type 1</text:p>
          </table:table-cell>
          <table:table-cell table:style-name="ce28" office:value-type="string" calcext:value-type="string">
            <text:p>anewarray type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Vytváření pole objektů o dimenzi 1.</text:p>
          </table:table-cell>
          <table:table-cell table:style-name="ce26" table:number-columns-repeated="101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pop;pop;</text:p>
          </table:table-cell>
          <table:table-cell table:style-name="ce28" office:value-type="string" calcext:value-type="string">
            <text:p>pop2;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3"/>
          <table:table-cell table:style-name="ce26" table:number-columns-repeated="1013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x</text:p>
          </table:table-cell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nop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3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x</text:p>
          </table:table-cell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STORE VAR(0); STORE VAR(1); LOAD VAR(0); LOAD VAR(1);</text:p>
          </table:table-cell>
          <table:table-cell table:style-name="ce28" office:value-type="string" calcext:value-type="string">
            <text:p>SWAP;</text:p>
          </table:table-cell>
          <table:table-cell table:style-name="ce28" table:number-columns-repeated="2"/>
          <table:table-cell table:style-name="ce33" office:value-type="string" calcext:value-type="string">
            <text:p>Podmínka: VAR(0) a VAR(1) jsou typu o délce 1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tableswitch pad default low high l0 l1 l2 …</text:p>
          </table:table-cell>
          <table:table-cell table:style-name="ce28" table:number-columns-repeated="3"/>
          <table:table-cell table:style-name="ce33" office:value-type="string" calcext:value-type="string">
            <text:p>Pad má 0-3B, ostatní položky 4B.</text:p>
          </table:table-cell>
          <table:table-cell table:style-name="ce26" table:number-columns-repeated="101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/>
          <table:table-cell table:style-name="ce28" office:value-type="string" calcext:value-type="string">
            <text:p>CONST S(„“); append</text:p>
          </table:table-cell>
          <table:table-cell table:number-columns-repeated="1017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násobení a dělení dvěma</text:p>
          </table:table-cell>
          <table:table-cell table:style-name="ce28" office:value-type="string" calcext:value-type="string">
            <text:p>posuv</text:p>
          </table:table-cell>
          <table:table-cell table:style-name="ce28" table:number-columns-repeated="2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vícenásobný vstup do monitoru?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SWAP; ADD;</text:p>
          </table:table-cell>
          <table:table-cell table:style-name="ce28" table:number-columns-repeated="3"/>
          <table:table-cell table:style-name="ce33" office:value-type="string" calcext:value-type="string">
            <text:p>Zbytečné u komutativní operace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 office:value-type="float" office:value="0" calcext:value-type="float">
            <text:p>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CONST; CONST; SWAP;</text:p>
          </table:table-cell>
          <table:table-cell table:style-name="ce28" office:value-type="string" calcext:value-type="string">
            <text:p>CONST(1); CONST(0);</text:p>
          </table:table-cell>
          <table:table-cell table:style-name="ce28" table:number-columns-repeated="2"/>
          <table:table-cell table:style-name="ce33" office:value-type="string" calcext:value-type="string">
            <text:p>Prohazovat konstanty je zbytečné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/>
          <table:table-cell table:style-name="ce28" office:value-type="string" calcext:value-type="string">
            <text:p>LOAD VAR; LOAD VAR; SWAP;</text:p>
          </table:table-cell>
          <table:table-cell table:style-name="ce28" office:value-type="string" calcext:value-type="string">
            <text:p>LOAD VAR(1); LOAD VAR(0);</text:p>
          </table:table-cell>
          <table:table-cell table:style-name="ce28" table:number-columns-repeated="2"/>
          <table:table-cell table:style-name="ce33" office:value-type="string" calcext:value-type="string">
            <text:p>Prohazování je zbytečné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StringBuilder append</text:p>
          </table:table-cell>
          <table:table-cell table:style-name="ce28" table:number-columns-repeated="3"/>
          <table:table-cell table:style-name="ce33" office:value-type="string" calcext:value-type="string">
            <text:p>První hodnotu v řetězci lze vložit pomocí konstruktoru.</text:p>
          </table:table-cell>
          <table:table-cell table:style-name="ce26" table:number-columns-repeated="1013"/>
        </table:table-row>
        <table:table-row table:style-name="ro8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GOTO LABEL; .*; LABEL</text:p>
          </table:table-cell>
          <table:table-cell table:style-name="ce28" office:value-type="string" calcext:value-type="string">
            <text:p>GOTO LABEL; LABEL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Eliminating Unreadable Code <text:s/>= všechny instrukce mezi nepodmíněným skokem a prvním labelem lze smazat</text:p>
          </table:table-cell>
          <table:table-cell table:style-name="ce26" table:number-columns-repeated="1013"/>
        </table:table-row>
        <table:table-row table:style-name="ro17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IF LABEL(0); GOTO LABEL(1); LABEL(0); &lt;instrukce0&gt;; LABEL(1); &lt;instrukce1&gt;</text:p>
          </table:table-cell>
          <table:table-cell table:style-name="ce28" office:value-type="string" calcext:value-type="string">
            <text:p>IFNOT LABEL(1); &lt;instrukce0&gt;; LABEL(1); &lt;instrukce1&gt;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Flow of control optimization = jump over jump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Porovnávání int s nulou, lze použít vhodnější instrukci.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RETURN; .*; LABEL(0);</text:p>
          </table:table-cell>
          <table:table-cell table:style-name="ce28" office:value-type="string" calcext:value-type="string">
            <text:p>RETURN; LABEL(0);</text:p>
          </table:table-cell>
          <table:table-cell table:style-name="ce28" table:number-columns-repeated="2"/>
          <table:table-cell table:style-name="ce33"/>
          <table:table-cell table:style-name="ce26" table:number-columns-repeated="1013"/>
        </table:table-row>
        <table:table-row table:style-name="ro19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OKUPSWITCH pad default npairs </text:p>
            <text:p>v0 l0 </text:p>
            <text:p>v1 l1 </text:p>
            <text:p>… </text:p>
          </table:table-cell>
          <table:table-cell table:style-name="ce28" office:value-type="string" calcext:value-type="string">
            <text:p>DUP; CONST v0; IF_ICMPEQ l0'; </text:p>
            <text:p>DUP; CONST v1; IF_ICMPEQ l1'; </text:p>
            <text:p>… </text:p>
            <text:p>GOTO default'; </text:p>
            <text:p>L0': POP; …</text:p>
            <text:p><text:span text:style-name="T1">L1': POP; …</text:span></text:p>
          </table:table-cell>
          <table:table-cell table:number-columns-repeated="2" table:style-name="ce28" office:value-type="string" calcext:value-type="string">
            <text:p>?</text:p>
          </table:table-cell>
          <table:table-cell table:style-name="ce33" office:value-type="string" calcext:value-type="string">
            <text:p>Obecně se lookupswitch nahradit ify nevyplatí. Problém je že ve switchy mohou být skoky 4B, ale v ifech pouze 2B. Podívat se, jak se řeší ify, pokud jsou třeba vzdálenější skoky. Lze vyřešit pomocí goto_w, ale to je výrazně drahá instrukce. Náhrada tedy záleží na délkách skoků. Další optimalizací je nahrazení DUP a POP pomocí načtení z proměnné. Pokud před switchem je operace load var, pak ji lze použít i v náhradní konstrukci. Instrukce CONST může mít pro menší hodnoty menší délku a CONST 0; IFEQ; lze nahradit za jednoduché IFEQ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IF LABEL(0); LABEL(0);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ABEL(0); GOTO LABEL(0); <text:s/></text:p>
          </table:table-cell>
          <table:table-cell table:style-name="ce28" table:number-columns-repeated="3"/>
          <table:table-cell table:style-name="ce33" office:value-type="string" calcext:value-type="string">
            <text:p>Nekonečná smyčka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CONST S; append; CONST S; append;</text:p>
          </table:table-cell>
          <table:table-cell table:style-name="ce28" office:value-type="string" calcext:value-type="string">
            <text:p>CONST S.S; append;</text:p>
          </table:table-cell>
          <table:table-cell table:style-name="ce28" table:number-columns-repeated="2"/>
          <table:table-cell table:style-name="ce33" office:value-type="string" calcext:value-type="string">
            <text:p>Konkatenace dvou konstant.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CONST I(0); ADD; STORE VAR(0);</text:p>
          </table:table-cell>
          <table:table-cell table:style-name="ce28" office:value-type="string" calcext:value-type="string">
            <text:p>INC VAR(0) I(0);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Index proměnné a konstanta musí být jednobajtové.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CONST I(0); ADD; STORE VAR(0);</text:p>
          </table:table-cell>
          <table:table-cell table:style-name="ce28" office:value-type="string" calcext:value-type="string">
            <text:p>INC VAR(0) I(0);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Index proměnné a konstanta mohou být až dvoubajtové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; POP;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RETURN; .*</text:p>
          </table:table-cell>
          <table:table-cell table:style-name="ce28" table:number-columns-repeated="3"/>
          <table:table-cell table:style-name="ce33" office:value-type="string" calcext:value-type="string">
            <text:p>Vše mezi return a end nebo label, jsou instrukce, které se nikdy nevykonají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RETURN; RETURN;</text:p>
          </table:table-cell>
          <table:table-cell table:style-name="ce31"/>
          <table:table-cell table:style-name="ce28" table:number-columns-repeated="2"/>
          <table:table-cell table:style-name="ce33"/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STORE VAR(0); STORE VAR(1); LOAD VAR(0); DUP; LOAD VAR(1);</text:p>
          </table:table-cell>
          <table:table-cell table:style-name="ce28" office:value-type="string" calcext:value-type="string">
            <text:p>DUP_X1; SWAP;</text:p>
          </table:table-cell>
          <table:table-cell table:style-name="ce28" table:number-columns-repeated="2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CONST null; IFNULL;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IFNEQ LABEL(0); IFEQ LABEL(1);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8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CONST 0; IFCMPZERO LABEL(1);</text:p>
          </table:table-cell>
          <table:table-cell table:style-name="ce28" table:number-columns-repeated="3"/>
          <table:table-cell table:style-name="ce33" office:value-type="string" calcext:value-type="string">
            <text:p>Podívat se na všechny podmíněné skoky, které lze rozhodnout. if&lt;cond&gt; se nikdy neporovnává s konstantami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CONST I(0); STORE VAR(0);.*LOAD VAR(0); STORE VAR(1);</text:p>
          </table:table-cell>
          <table:table-cell table:style-name="ce28" office:value-type="string" calcext:value-type="string">
            <text:p>CONST I(0); STORE VAR(0);.*CONST I(0); STORE VAR(1);</text:p>
          </table:table-cell>
          <table:table-cell table:style-name="ce28" table:number-columns-repeated="2"/>
          <table:table-cell table:style-name="ce33" office:value-type="string" calcext:value-type="string">
            <text:p>Constant propagation.</text:p>
          </table:table-cell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AD VAR(0); STORE VAR(1);.*LOAD VAR(1); STORE VAR(2);</text:p>
          </table:table-cell>
          <table:table-cell table:style-name="ce28" office:value-type="string" calcext:value-type="string">
            <text:p>LOAD VAR(0); STORE VAR(2);</text:p>
          </table:table-cell>
          <table:table-cell table:style-name="ce28" table:number-columns-repeated="2"/>
          <table:table-cell table:style-name="ce33" office:value-type="string" calcext:value-type="string">
            <text:p>Copy propagation, ale vyžaduje další informace.</text:p>
          </table:table-cell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loop unrolling – mrknout na zdroják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typická těla metod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STORE VAR(0); POP; LOAD VAR(0);</text:p>
          </table:table-cell>
          <table:table-cell table:style-name="ce28" office:value-type="string" calcext:value-type="string">
            <text:p>SWAP; POP;</text:p>
          </table:table-cell>
          <table:table-cell table:style-name="ce28" table:number-columns-repeated="2"/>
          <table:table-cell table:style-name="ce33"/>
          <table:table-cell table:style-name="ce26" table:number-columns-repeated="1013"/>
        </table:table-row>
        <table:table-row table:style-name="ro3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ifeq then else ifeq … - mrknout na zdroják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CONST I(1); OR; IF</text:p>
          </table:table-cell>
          <table:table-cell table:style-name="ce28" table:number-columns-repeated="3"/>
          <table:table-cell table:style-name="ce33"/>
          <table:table-cell table:style-name="ce26"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2"/>
          <table:table-cell table:style-name="ce23"/>
          <table:table-cell table:style-name="ce24"/>
          <table:table-cell table:style-name="ce25"/>
          <table:table-cell table:style-name="ce26"/>
          <table:table-cell table:style-name="ce28" office:value-type="string" calcext:value-type="string">
            <text:p>maska, dělení dvěma</text:p>
          </table:table-cell>
          <table:table-cell table:style-name="ce28" office:value-type="string" calcext:value-type="string">
            <text:p>shr, shl</text:p>
          </table:table-cell>
          <table:table-cell table:style-name="ce28" table:number-columns-repeated="2"/>
          <table:table-cell table:style-name="ce33"/>
          <table:table-cell table:style-name="ce2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LDC F(0.0);</text:p>
          </table:table-cell>
          <table:table-cell office:value-type="string" calcext:value-type="string">
            <text:p>FCONST_0;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DC F(1.0);</text:p>
          </table:table-cell>
          <table:table-cell office:value-type="string" calcext:value-type="string">
            <text:p>FCONST_1;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DC F(2.0);</text:p>
          </table:table-cell>
          <table:table-cell office:value-type="string" calcext:value-type="string">
            <text:p>FCONST_2;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DC L(0);</text:p>
          </table:table-cell>
          <table:table-cell office:value-type="string" calcext:value-type="string">
            <text:p>LCONST_0;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DC L(1);</text:p>
          </table:table-cell>
          <table:table-cell office:value-type="string" calcext:value-type="string">
            <text:p>LCONST_1;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DC D(0.0);</text:p>
          </table:table-cell>
          <table:table-cell office:value-type="string" calcext:value-type="string">
            <text:p>DCONST_0;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DC D(1.0);</text:p>
          </table:table-cell>
          <table:table-cell office:value-type="string" calcext:value-type="string">
            <text:p>DCONST_1;</text:p>
          </table:table-cell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pirace" table:style-name="ta1">
        <table:table-column table:style-name="co12" table:default-cell-style-name="ce18"/>
        <table:table-row table:style-name="ro1">
          <table:table-cell table:style-name="ce34" office:value-type="string" calcext:value-type="string">
            <text:p>Inspirace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 calcext:value-type="string">
            <text:p>práce s konstantami – použít existující a přetypování?</text:p>
          </table:table-cell>
        </table:table-row>
        <table:table-row table:style-name="ro1">
          <table:table-cell office:value-type="string" calcext:value-type="string">
            <text:p>zahozená vypočítaná hodnota</text:p>
          </table:table-cell>
        </table:table-row>
        <table:table-row table:style-name="ro1">
          <table:table-cell office:value-type="string" calcext:value-type="string">
            <text:p>přidělení hodnoty proměnné, která se již nepoužije</text:p>
          </table:table-cell>
        </table:table-row>
        <table:table-row table:style-name="ro1">
          <table:table-cell office:value-type="string" calcext:value-type="string">
            <text:p>local common subexpressions</text:p>
          </table:table-cell>
        </table:table-row>
        <table:table-row table:style-name="ro1">
          <table:table-cell office:value-type="string" calcext:value-type="string">
            <text:p>computation simplification</text:p>
          </table:table-cell>
        </table:table-row>
        <table:table-row table:style-name="ro1">
          <table:table-cell office:value-type="string" calcext:value-type="string">
            <text:p>peephole optimalizace</text:p>
          </table:table-cell>
        </table:table-row>
        <table:table-row table:style-name="ro1">
          <table:table-cell office:value-type="string" calcext:value-type="string">
            <text:p>algebraic simplification and reduction</text:p>
          </table:table-cell>
        </table:table-row>
        <table:table-row table:style-name="ro1">
          <table:table-cell office:value-type="string" calcext:value-type="string">
            <text:p>Use of machine idioms</text:p>
          </table:table-cell>
        </table:table-row>
        <table:table-row table:style-name="ro1">
          <table:table-cell office:value-type="string" calcext:value-type="string">
            <text:p>Flow of control optimization.</text:p>
          </table:table-cell>
        </table:table-row>
        <table:table-row table:style-name="ro1">
          <table:table-cell office:value-type="string" calcext:value-type="string">
            <text:p>Eliminating redundant loads and stores</text:p>
          </table:table-cell>
        </table:table-row>
        <table:table-row table:style-name="ro1">
          <table:table-cell office:value-type="string" calcext:value-type="string">
            <text:p>Copy propagation</text:p>
          </table:table-cell>
        </table:table-row>
        <table:table-row table:style-name="ro1">
          <table:table-cell office:value-type="string" calcext:value-type="string">
            <text:p>Dead code elimination</text:p>
          </table:table-cell>
        </table:table-row>
        <table:table-row table:style-name="ro1">
          <table:table-cell office:value-type="string" calcext:value-type="string">
            <text:p>Constant propagation</text:p>
          </table:table-cell>
        </table:table-row>
        <table:table-row table:style-name="ro1">
          <table:table-cell office:value-type="string" calcext:value-type="string">
            <text:p>Inline metody</text:p>
          </table:table-cell>
        </table:table-row>
        <table:table-row table:style-name="ro1">
          <table:table-cell office:value-type="string" calcext:value-type="string">
            <text:p>Loop unrolling</text:p>
          </table:table-cell>
        </table:table-row>
        <table:table-row table:style-name="ro1">
          <table:table-cell office:value-type="string" calcext:value-type="string">
            <text:p>Optimalizace boolean výrazů</text:p>
          </table:table-cell>
        </table:table-row>
        <table:table-row table:style-name="ro1">
          <table:table-cell office:value-type="string" calcext:value-type="string">
            <text:p>Detekce proměnných, které se tváří jako konstanty</text:p>
          </table:table-cell>
        </table:table-row>
        <table:table-row table:style-name="ro1">
          <table:table-cell office:value-type="string" calcext:value-type="string">
            <text:p>Přesunutí bloku instrukcí z větví</text:p>
          </table:table-cell>
        </table:table-row>
        <table:table-row table:style-name="ro3">
          <table:table-cell office:value-type="string" calcext:value-type="string">
            <text:p>Prozkoumat všechny vzory pro všechny možné varianty hodnot: proměnné, členské proměnné, konstanty, ..</text:p>
          </table:table-cell>
        </table:table-row>
      </table:table>
      <table:named-expressions/>
      <table:database-ranges>
        <table:database-range table:name="__Anonymous_Sheet_DB__0" table:target-range-address="Nalezené.A3:Nalezené.AMJ10485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 number:grouping="true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19:58:32.90075044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13T13:45:13.801796285</meta:creation-date>
    <meta:generator>LibreOffice/4.4.3.2$Linux_X86_64 LibreOffice_project/40m0$Build-2</meta:generator>
    <dc:date>2016-04-20T01:08:54.705630263</dc:date>
    <dc:creator>vendy </dc:creator>
    <meta:editing-duration>P1DT3H41M49S</meta:editing-duration>
    <meta:editing-cycles>278</meta:editing-cycles>
    <meta:document-statistic meta:table-count="3" meta:cell-count="1970" meta:object-count="0"/>
  </office:meta>
</office:document-meta>
</file>